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6600000103369E9F6C.eps" manifest:media-type=""/>
  <manifest:file-entry manifest:full-path="Pictures/2000018A00004F1D00003B561B45C531.wmf" manifest:media-type=""/>
  <manifest:file-entry manifest:full-path="Pictures/2000000100000211000001290840249C.svm" manifest:media-type=""/>
  <manifest:file-entry manifest:full-path="Pictures/20000001000001DA000001292337D8EF.svm" manifest:media-type=""/>
  <manifest:file-entry manifest:full-path="Pictures/2000000100000073000000E5B2987EC5.svm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243000000D8B95EBEA8.svm" manifest:media-type=""/>
  <manifest:file-entry manifest:full-path="Pictures/20000001000007FD0000016C6FD29CD3.svm" manifest:media-type=""/>
  <manifest:file-entry manifest:full-path="Pictures/2000027A00004F1D00003B56692DC9B2.wmf" manifest:media-type=""/>
  <manifest:file-entry manifest:full-path="Pictures/200000010000017D00000129378A2547.svm" manifest:media-type=""/>
  <manifest:file-entry manifest:full-path="Pictures/2000027A00004F1D00003B56D9E68A70.wmf" manifest:media-type=""/>
  <manifest:file-entry manifest:full-path="Pictures/20000001000000DD00000012A856DA5C.svm" manifest:media-type=""/>
  <manifest:file-entry manifest:full-path="Pictures/20000001000003230000015BEB73A4D8.svm" manifest:media-type=""/>
  <manifest:file-entry manifest:full-path="Pictures/20000001000001AB000000D890E03710.svm" manifest:media-type=""/>
  <manifest:file-entry manifest:full-path="Pictures/20000001000000FA000000D8AB97C17A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G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(V_{DSQ},I_{DSQ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1.883cm" svg:y="0.293cm">
          <draw:image xlink:href="Pictures/2000018A00004F1D00003B561B45C531.wmf" xlink:type="simple" xlink:show="embed" xlink:actuate="onLoad">
            <text:p/>
          </draw:image>
          <draw:glue-point draw:id="4" svg:x="-3.103cm" svg:y="-2.323cm"/>
          <draw:glue-point draw:id="5" svg:x="0.629cm" svg:y="1.07cm"/>
        </draw:frame>
        <draw:frame draw:style-name="gr1" draw:text-style-name="P1" draw:layer="layout" svg:width="1.254cm" svg:height="1.183cm" svg:x="5.663cm" svg:y="2.206cm">
          <draw:image xlink:href="Pictures/2000027A00004F1D00003B56D9E68A70.wmf" xlink:type="simple" xlink:show="embed" xlink:actuate="onLoad">
            <text:p/>
          </draw:image>
        </draw:frame>
        <draw:frame draw:style-name="gr1" draw:text-style-name="P1" draw:layer="layout" svg:width="1.767cm" svg:height="1.277cm" svg:x="4.021cm" svg:y="3.883cm">
          <draw:image xlink:href="Pictures/2000027A00004F1D00003B56692DC9B2.wmf" xlink:type="simple" xlink:show="embed" xlink:actuate="onLoad">
            <text:p/>
          </draw:image>
        </draw:frame>
        <draw:line draw:style-name="gr2" draw:text-style-name="P1" draw:layer="layout" svg:x1="4.928cm" svg:y1="2.777cm" svg:x2="4.928cm" svg:y2="4.97cm">
          <text:p/>
        </draw:line>
        <draw:line draw:style-name="gr2" draw:text-style-name="P1" draw:layer="layout" svg:x1="4.25cm" svg:y1="2.294cm" svg:x2="4.25cm" svg:y2="5.015cm">
          <text:p/>
        </draw:line>
        <draw:line draw:style-name="gr2" draw:text-style-name="P1" draw:layer="layout" svg:x1="5.619cm" svg:y1="3.238cm" svg:x2="5.619cm" svg:y2="4.958cm">
          <text:p/>
        </draw:line>
        <draw:frame draw:style-name="gr3" draw:text-style-name="P1" draw:layer="layout" svg:width="0.694cm" svg:height="0.258cm" svg:x="3.953cm" svg:y="0.704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2" draw:layer="layout" svg:width="1.078cm" svg:height="0.802cm" svg:x="4.46cm" svg:y="0.435cm">
          <draw:text-box>
            <text:p><text:span text:style-name="T1">دبوچ</text:span></text:p>
          </draw:text-box>
        </draw:frame>
        <draw:frame draw:style-name="gr5" draw:text-style-name="P1" draw:layer="layout" svg:width="0.634cm" svg:height="0.355cm" svg:x="1.904cm" svg:y="0.296cm">
          <draw:image xlink:href="Pictures/2000000100000211000001290840249C.svm" xlink:type="simple" xlink:show="embed" xlink:actuate="onLoad">
            <text:p/>
          </draw:image>
        </draw:frame>
        <draw:frame draw:style-name="gr3" draw:text-style-name="P1" draw:layer="layout" svg:width="0.694cm" svg:height="0.258cm" svg:x="6.863cm" svg:y="3.709cm">
          <draw:image xlink:href="Pictures/2000000100000243000000D8B95EBEA8.svm" xlink:type="simple" xlink:show="embed" xlink:actuate="onLoad">
            <text:p/>
          </draw:image>
        </draw:frame>
        <draw:connector draw:style-name="gr6" draw:text-style-name="P3" draw:layer="layout" draw:type="curve" draw:line-skew="3.792cm -2.221cm" svg:x1="5.402cm" svg:y1="1.539cm" svg:x2="4.931cm" svg:y2="2.758cm" draw:start-shape="id1" draw:start-glue-point="3" draw:end-shape="id2" draw:end-glue-point="5" svg:d="m5402 1539c-340 0-283 548-316 807s-155 228-155 412">
          <text:p/>
        </draw:connector>
        <draw:frame draw:style-name="gr7" draw:text-style-name="P1" draw:layer="layout" svg:width="0.299cm" svg:height="0.258cm" svg:x="5.455cm" svg:y="2.405cm">
          <draw:image xlink:href="Pictures/20000001000000FA000000D8AB97C17A.svm" xlink:type="simple" xlink:show="embed" xlink:actuate="onLoad">
            <text:p/>
          </draw:image>
        </draw:frame>
        <draw:line draw:style-name="gr6" draw:text-style-name="P3" draw:layer="layout" svg:x1="5.817cm" svg:y1="2.769cm" svg:x2="6.932cm" svg:y2="2.769cm">
          <text:p/>
        </draw:line>
        <draw:line draw:style-name="gr6" draw:text-style-name="P3" draw:layer="layout" svg:x1="4.935cm" svg:y1="4.079cm" svg:x2="4.935cm" svg:y2="5.318cm">
          <text:p/>
        </draw:line>
        <draw:frame draw:style-name="gr8" draw:text-style-name="P1" draw:layer="layout" svg:width="0.137cm" svg:height="0.274cm" svg:x="6.969cm" svg:y="2.622cm">
          <draw:image xlink:href="Pictures/2000000100000073000000E5B2987EC5.svm" xlink:type="simple" xlink:show="embed" xlink:actuate="onLoad">
            <text:p/>
          </draw:image>
        </draw:frame>
        <draw:frame draw:style-name="gr8" draw:text-style-name="P1" draw:layer="layout" svg:width="0.137cm" svg:height="0.274cm" svg:x="4.658cm" svg:y="5.011cm">
          <draw:image xlink:href="Pictures/2000000100000073000000E5B2987EC5.svm" xlink:type="simple" xlink:show="embed" xlink:actuate="onLoad">
            <text:p/>
          </draw:image>
        </draw:frame>
        <draw:frame draw:style-name="gr9" draw:text-style-name="P1" draw:layer="layout" svg:width="0.511cm" svg:height="0.258cm" svg:x="5.007cm" svg:y="4.264cm">
          <draw:image xlink:href="Pictures/20000001000001AB000000D890E03710.svm" xlink:type="simple" xlink:show="embed" xlink:actuate="onLoad">
            <text:p/>
          </draw:image>
        </draw:frame>
        <draw:frame draw:style-name="gr1" draw:text-style-name="P1" draw:layer="layout" svg:width="1.599cm" svg:height="4.063cm" svg:x="9.916cm" svg:y="0.784cm">
          <draw:image xlink:href="Pictures/200000020000006600000103369E9F6C.eps" xlink:type="simple" xlink:show="embed" xlink:actuate="onLoad">
            <text:p/>
          </draw:image>
        </draw:frame>
        <draw:frame draw:style-name="gr10" draw:text-style-name="P1" draw:layer="layout" svg:width="0.775cm" svg:height="0.36cm" svg:x="10.886cm" svg:y="0.312cm">
          <draw:image xlink:href="Pictures/20000001000002870000012DCDC03EB6.svm" xlink:type="simple" xlink:show="embed" xlink:actuate="onLoad">
            <text:p/>
          </draw:image>
        </draw:frame>
        <draw:frame draw:style-name="gr11" draw:text-style-name="P1" draw:layer="layout" svg:width="0.568cm" svg:height="0.355cm" svg:x="11.538cm" svg:y="1.467cm">
          <draw:image xlink:href="Pictures/20000001000001DA000001292337D8EF.svm" xlink:type="simple" xlink:show="embed" xlink:actuate="onLoad">
            <text:p/>
          </draw:image>
        </draw:frame>
        <draw:frame draw:style-name="gr3" draw:text-style-name="P1" draw:layer="layout" svg:width="0.694cm" svg:height="0.258cm" svg:x="11.513cm" svg:y="2.461cm">
          <draw:image xlink:href="Pictures/2000000100000243000000D8B95EBEA8.svm" xlink:type="simple" xlink:show="embed" xlink:actuate="onLoad">
            <text:p/>
          </draw:image>
        </draw:frame>
        <draw:frame draw:style-name="gr12" draw:text-style-name="P1" draw:layer="layout" svg:width="0.283cm" svg:height="0.283cm" svg:x="11.719cm" svg:y="2.033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11.728cm" svg:y="3.001cm">
          <draw:image xlink:href="Pictures/20000001000000DD00000012A856DA5C.svm" xlink:type="simple" xlink:show="embed" xlink:actuate="onLoad">
            <text:p/>
          </draw:image>
        </draw:frame>
        <draw:frame draw:style-name="gr7" draw:text-style-name="P1" draw:layer="layout" svg:width="0.299cm" svg:height="0.258cm" svg:x="9.599cm" svg:y="2.938cm">
          <draw:image xlink:href="Pictures/20000001000000FA000000D8AB97C17A.svm" xlink:type="simple" xlink:show="embed" xlink:actuate="onLoad">
            <text:p/>
          </draw:image>
        </draw:frame>
        <draw:frame draw:style-name="gr14" draw:text-style-name="P1" draw:layer="layout" svg:width="0.962cm" svg:height="0.415cm" svg:x="8.936cm" svg:y="3.849cm">
          <draw:image xlink:href="Pictures/20000001000003230000015BEB73A4D8.svm" xlink:type="simple" xlink:show="embed" xlink:actuate="onLoad">
            <text:p/>
          </draw:image>
        </draw:frame>
        <draw:frame draw:style-name="gr15" draw:text-style-name="P1" xml:id="id1" draw:id="id1" draw:layer="layout" svg:width="2.453cm" svg:height="0.436cm" svg:x="5.402cm" svg:y="1.321cm">
          <draw:image xlink:href="Pictures/20000001000007FD0000016C6FD29CD3.svm" xlink:type="simple" xlink:show="embed" xlink:actuate="onLoad">
            <text:p/>
          </draw:image>
        </draw:frame>
        <draw:frame draw:style-name="gr1" draw:text-style-name="P1" draw:layer="layout" svg:width="1.254cm" svg:height="1.183cm" svg:x="0.93cm" svg:y="2.197cm">
          <draw:image xlink:href="Pictures/2000027A00004F1D00003B56D9E68A70.wmf" xlink:type="simple" xlink:show="embed" xlink:actuate="onLoad">
            <text:p/>
          </draw:image>
        </draw:frame>
        <draw:line draw:style-name="gr6" draw:text-style-name="P3" draw:layer="layout" svg:x1="1.084cm" svg:y1="2.76cm" svg:x2="2.199cm" svg:y2="2.76cm">
          <text:p/>
        </draw:line>
        <draw:frame draw:style-name="gr8" draw:text-style-name="P1" draw:layer="layout" svg:width="0.137cm" svg:height="0.274cm" svg:x="2.08cm" svg:y="2.41cm">
          <draw:image xlink:href="Pictures/2000000100000073000000E5B2987EC5.svm" xlink:type="simple" xlink:show="embed" xlink:actuate="onLoad">
            <text:p/>
          </draw:image>
        </draw:frame>
        <draw:line draw:style-name="gr2" draw:text-style-name="P1" draw:layer="layout" svg:x1="4.257cm" svg:y1="2.288cm" svg:x2="0.958cm" svg:y2="2.288cm">
          <text:p/>
        </draw:line>
        <draw:line draw:style-name="gr2" draw:text-style-name="P1" draw:layer="layout" svg:x1="3.338cm" svg:y1="3.242cm" svg:x2="0.903cm" svg:y2="3.242cm">
          <text:p/>
        </draw:line>
        <draw:line draw:style-name="gr2" draw:text-style-name="P1" draw:layer="layout" svg:x1="2.242cm" svg:y1="2.771cm" svg:x2="3.635cm" svg:y2="2.771cm">
          <text:p/>
        </draw:line>
        <draw:frame draw:style-name="gr16" draw:text-style-name="P1" draw:layer="layout" svg:width="0.456cm" svg:height="0.355cm" svg:x="0.542cm" svg:y="2.313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7T11:07:58</meta:creation-date>
    <meta:editing-duration>PT1H8M25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8-17T12:36:57</dc:date>
    <dc:creator>kkk </dc:creator>
    <meta:document-statistic meta:object-count="33"/>
    <meta:template xlink:type="simple" xlink:actuate="onRequest" xlink:title="kkkFigures" xlink:href="../../../../../.libreoffice/3/user/template/kkkFigures.otg" meta:date="2014-08-17T11:07:57"/>
  </office:meta>
</office:document-meta>
</file>